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916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Accent_20_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ep17_lod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0" table:default-cell-style-name="Default"/>
        <table:table-row table:style-name="ro1">
          <table:table-cell table:style-name="ce3" office:value-type="string" calcext:value-type="string">
            <office:annotation draw:style-name="gr1" draw:text-style-name="P2" svg:width="2.899cm" svg:height="1.799cm" svg:x="2.515cm" svg:y="0cm" draw:caption-point-x="-0.61cm" draw:caption-point-y="0.01cm">
              <dc:creator>WJ</dc:creator>
              <dc:date>2021-11-10T00:00:00</dc:date>
              <text:p text:style-name="P1">樣品名稱</text:p>
            </office:annotation>
            <text:p>sample</text:p>
          </table:table-cell>
          <table:table-cell table:style-name="ce3" office:value-type="string" calcext:value-type="string">
            <office:annotation draw:style-name="gr1" draw:text-style-name="P2" svg:width="2.899cm" svg:height="1.799cm" svg:x="4.605cm" svg:y="0cm" draw:caption-point-x="-0.61cm" draw:caption-point-y="0.01cm">
              <dc:creator>WJ</dc:creator>
              <dc:date>2021-11-10T00:00:00</dc:date>
              <text:p text:style-name="P1"><text:span text:style-name="T1">試劑的</text:span><text:span text:style-name="T1">lot</text:span><text:span text:style-name="T1">，例如</text:span><text:span text:style-name="T1">1, 2, 3, 4</text:span></text:p>
            </office:annotation>
            <text:p>reagent_lot</text:p>
          </table:table-cell>
          <table:table-cell table:style-name="ce3" office:value-type="string" calcext:value-type="string">
            <office:annotation draw:style-name="gr1" draw:text-style-name="P2" svg:width="2.899cm" svg:height="1.799cm" svg:x="5.484cm" svg:y="0cm" draw:caption-point-x="-0.61cm" draw:caption-point-y="0.01cm">
              <dc:creator>WJ</dc:creator>
              <dc:date>2021-10-05T00:00:00</dc:date>
              <text:p text:style-name="P1"><text:span text:style-name="T1">測量值</text:span></text:p>
            </office:annotation>
            <text:p>y</text:p>
          </table:table-cell>
          <table:table-cell table:style-name="Accent_20_2"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8.2" calcext:value-type="float">
            <text:p>2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5.9" calcext:value-type="float">
            <text:p>2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8.3" calcext:value-type="float">
            <text:p>2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0.7" calcext:value-type="float">
            <text:p>2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1.9" calcext:value-type="float">
            <text:p>2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4.7" calcext:value-type="float">
            <text:p>2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4.7" calcext:value-type="float">
            <text:p>1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6.2" calcext:value-type="float">
            <text:p>1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2.8" calcext:value-type="float">
            <text:p>1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5.9" calcext:value-type="float">
            <text:p>1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3.6" calcext:value-type="float">
            <text:p>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7.3" calcext:value-type="float">
            <text:p>1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4.1" calcext:value-type="float">
            <text:p>2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5.8" calcext:value-type="float">
            <text:p>2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6.4" calcext:value-type="float">
            <text:p>1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4.9" calcext:value-type="float">
            <text:p>2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3.8" calcext:value-type="float">
            <text:p>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2.7" calcext:value-type="float">
            <text:p>2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8.3" calcext:value-type="float">
            <text:p>2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30.3" calcext:value-type="float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3.4" calcext:value-type="float">
            <text:p>2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6.3" calcext:value-type="float">
            <text:p>2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2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30.1" calcext:value-type="float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1.8" calcext:value-type="float">
            <text:p>2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0.3" calcext:value-type="float">
            <text:p>2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7.2" calcext:value-type="float">
            <text:p>2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1" calcext:value-type="float">
            <text:p>2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4.8" calcext:value-type="float">
            <text:p>1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4.9" calcext:value-type="float">
            <text:p>1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5.8" calcext:value-type="float">
            <text:p>1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21.6" calcext:value-type="float">
            <text:p>2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5.3" calcext:value-type="float">
            <text:p>1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8.7" calcext:value-type="float">
            <text:p>1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8.3" calcext:value-type="float">
            <text:p>1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5.9" calcext:value-type="float">
            <text:p>1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3.4" calcext:value-type="float">
            <text:p>1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6.3" calcext:value-type="float">
            <text:p>1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0.1" calcext:value-type="float">
            <text:p>1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8.8" calcext:value-type="float">
            <text:p>1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4.9" calcext:value-type="float">
            <text:p>1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5.8" calcext:value-type="float">
            <text:p>1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9.8" calcext:value-type="float">
            <text:p>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21.4" calcext:value-type="float">
            <text:p>2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9.6" calcext:value-type="float">
            <text:p>1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23.1" calcext:value-type="float">
            <text:p>2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2.9" calcext:value-type="float">
            <text:p>3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0.4" calcext:value-type="float">
            <text:p>3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9.4" calcext:value-type="float">
            <text:p>2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7.6" calcext:value-type="float">
            <text:p>2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7.7" calcext:value-type="float">
            <text:p>2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0.6" calcext:value-type="float">
            <text:p>3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1.4" calcext:value-type="float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0.4" calcext:value-type="float">
            <text:p>3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2.5" calcext:value-type="float">
            <text:p>3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8.9" calcext:value-type="float">
            <text:p>2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9.8" calcext:value-type="float">
            <text:p>2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5.1" calcext:value-type="float">
            <text:p>35.1</text:p>
          </table:table-cell>
          <table:table-cell table:number-columns-repeated="1020"/>
        </table:table-row>
        <table:table-row table:style-name="ro1" table:number-rows-repeated="10484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etting_ep17" table:style-name="ta1">
        <office:forms form:automatic-focus="false" form:apply-design-mode="false"/>
        <table:table-column table:style-name="co5" table:default-cell-style-name="Accent_20_2"/>
        <table:table-column table:style-name="co4" table:number-columns-repeated="1018" table:default-cell-style-name="Accent_20_2"/>
        <table:table-row table:style-name="ro1">
          <table:table-cell office:value-type="string" calcext:value-type="string">
            <office:annotation draw:style-name="gr1" draw:text-style-name="P2" svg:width="2.899cm" svg:height="1.799cm" svg:x="3.05cm" svg:y="0cm" draw:caption-point-x="-0.61cm" draw:caption-point-y="0.01cm">
              <dc:creator>WJ</dc:creator>
              <dc:date>2021-10-05T00:00:00</dc:date>
              <text:p text:style-name="P1"><text:span text:style-name="T1">量測單位</text:span></text:p>
            </office:annotation>
            <text:p>unit_of_device</text:p>
          </table:table-cell>
          <table:table-cell office:value-type="string" calcext:value-type="string">
            <office:annotation draw:style-name="gr1" draw:text-style-name="P2" svg:width="2.899cm" svg:height="1.799cm" svg:x="5.307cm" svg:y="0cm" draw:caption-point-x="-0.61cm" draw:caption-point-y="0.01cm">
              <dc:creator>WJ</dc:creator>
              <dc:date>2021-10-07T00:00:00</dc:date>
              <text:p text:style-name="P1"><text:span text:style-name="T1">依照</text:span><text:span text:style-name="T1">classical method</text:span><text:span text:style-name="T1">所得的</text:span><text:span text:style-name="T1">LoB</text:span></text:p>
            </office:annotation>
            <text:p>lob</text:p>
          </table:table-cell>
          <table:table-cell office:value-type="string" calcext:value-type="string">
            <office:annotation draw:style-name="gr1" draw:text-style-name="P2" svg:width="2.899cm" svg:height="1.799cm" svg:x="7.565cm" svg:y="0cm" draw:caption-point-x="-0.61cm" draw:caption-point-y="0.01cm">
              <dc:creator>WJ</dc:creator>
              <dc:date>2021-11-10T00:00:00</dc:date>
              <text:p text:style-name="P1">Type-II Error</text:p>
            </office:annotation>
            <text:p>beta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pg/ml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date>2021-11-10T19:29:49.609706395</dc:date>
    <dc:creator>Wu Jun-I</dc:creator>
    <meta:editing-duration>PT48M37S</meta:editing-duration>
    <meta:editing-cycles>32</meta:editing-cycles>
    <meta:document-statistic meta:table-count="2" meta:cell-count="369" meta:object-count="0"/>
  </office:meta>
</office:document-meta>
</file>